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21649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224043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237aef"/>
    </style:style>
    <style:style style:name="T1" style:family="text">
      <style:text-properties officeooo:rsid="001d7f1b"/>
    </style:style>
    <style:style style:name="T2" style:family="text">
      <style:text-properties officeooo:rsid="001f2037"/>
    </style:style>
    <style:style style:name="T3" style:family="text">
      <style:text-properties officeooo:rsid="0021649a"/>
    </style:style>
    <style:style style:name="T4" style:family="text">
      <style:text-properties officeooo:rsid="00224043"/>
    </style:style>
    <style:style style:name="T5" style:family="text">
      <style:text-properties officeooo:rsid="00237aef"/>
    </style:style>
    <style:style style:name="T6" style:family="text">
      <style:text-properties loext:padding="0cm" loext:border="none"/>
    </style:style>
    <style:style style:name="T7" style:family="text">
      <style:text-properties officeooo:rsid="00255ad6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3377380" text:style-name="L1">
        <text:list-item>
          <text:p text:style-name="P2">Which of the following are real constants?</text:p>
        </text:list-item>
      </text:list>
      <text:p text:style-name="P1"><text:s text:c="9"/>3, ‘A’, 4.5, 3.0, ‘+’, -25, -0.0</text:p>
      <text:p text:style-name="P1"><text:s text:c="8"/><text:span text:style-name="T1">Ans - <text:s text:c="2"/>-0.0,4.5,3.0</text:span></text:p>
      <text:p text:style-name="P1"><text:s text:c="5"/><text:span text:style-name="T2">2.</text:span>Which of the following are not keywords in C Language?</text:p>
      <text:p text:style-name="P1"><text:s text:c="7"/>auto, dynamic, static, typedef, define, enum, is, default, this, super</text:p>
      <text:p text:style-name="P4"><text:s text:c="6"/><text:span text:style-name="T3">Ans - <text:s/>this , is, super ,dynamic, define</text:span></text:p>
      <text:p text:style-name="P5"><text:span text:style-name="T3"><text:s text:c="4"/>3.</text:span>Which of the following is not a valid variable name in C language?</text:p>
      <text:p text:style-name="P5"><text:span text:style-name="T3"><text:s text:c="7"/></text:span><text:span text:style-name="T4">Ans – This , is .super , dynamic ,define</text:span></text:p>
      <text:p text:style-name="P5"><text:span text:style-name="T3"><text:s text:c="4"/></text:span><text:span text:style-name="T4">4.</text:span>Can we make a variable with the name switch? (Yes or No)</text:p>
      <text:p text:style-name="P5"><text:span text:style-name="T3"><text:s text:c="6"/></text:span><text:span text:style-name="T4">Ans – NO</text:span></text:p>
      <text:p text:style-name="P5"><text:span text:style-name="T3"><text:s text:c="3"/></text:span><text:span text:style-name="T4">5.</text:span>Keywords are defined in the compiler or their meaning is stored in the library?</text:p>
      <text:p text:style-name="P6"><text:span text:style-name="T3"><text:s text:c="7"/></text:span><text:span text:style-name="T5">Ans – YES</text:span></text:p>
      <text:p text:style-name="P6"><text:span text:style-name="T3"><text:s text:c="3"/></text:span><text:span text:style-name="T5">6.</text:span>Where variables are created? (RAM, ROM, Secondary Storage or CPU)</text:p>
      <text:p text:style-name="P6"><text:s text:c="7"/><text:span text:style-name="T5">Ans _ RAM</text:span></text:p>
      <text:p text:style-name="P6"><text:s text:c="3"/><text:span text:style-name="T5">7.</text:span>Who developed C Language?</text:p>
      <text:p text:style-name="P6"><text:s text:c="7"/><text:span text:style-name="T5">Ans _ Dennis Ritchie</text:span></text:p>
      <text:p text:style-name="P6"><text:s text:c="3"/><text:span text:style-name="T5">8. </text:span>When was the C language developed?</text:p>
      <text:p text:style-name="P6"><text:s text:c="7"/><text:span text:style-name="T5">Ans _ 1972</text:span></text:p>
      <text:p text:style-name="P6"><text:s text:c="3"/>9.What is the name of the operating system which is responsible for the inception of the C</text:p>
      <text:p text:style-name="P6"><text:s text:c="7"/><text:span text:style-name="T5">lan</text:span>guage?</text:p>
      <text:p text:style-name="P6"><text:s text:c="7"/><text:span text:style-name="T5">Ans _ UNIX</text:span></text:p>
      <text:p text:style-name="P6"><text:s text:c="3"/><text:span text:style-name="T5">10. </text:span>Whether C language is a high level or low level programming language?</text:p>
      <text:p text:style-name="P6"><text:s text:c="9"/><text:span text:style-name="T5">Ans _ </text:span><text:span text:style-name="T6">​​YES, C is high level and low level progra</text:span><text:span text:style-name="T7">m</text:span><text:span text:style-name="T6">ming language.</text:span></text:p>
      <text:p text:style-name="Standard"><text:line-break/></text:p>
      <text:p text:style-name="P6"><text:s text:c="3"/></text:p>
      <text:p text:style-name="P6"><text:span text:style-name="T3"><text:s/>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2:10:41.517000000</meta:creation-date>
    <dc:date>2022-07-28T11:49:18.731000000</dc:date>
    <meta:editing-duration>PT1H25M20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6" meta:word-count="174" meta:character-count="1072" meta:non-whitespace-character-count="784"/>
  </office:meta>
</office:document-meta>
</file>